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1" draw:layer="layout" svg:width="1.979cm" svg:height="1.673cm" svg:x="1.4cm" svg:y="4.513cm">
          <draw:text-box>
            <text:p text:style-name="P1">show</text:p>
            <text:p text:style-name="P1">VV</text:p>
          </draw:text-box>
        </draw:frame>
        <draw:frame draw:style-name="gr2" draw:text-style-name="P1" draw:id="id2" draw:layer="layout" svg:width="3.177cm" svg:height="1.673cm" svg:x="5.149cm" svg:y="1.1cm">
          <draw:text-box>
            <text:p text:style-name="P1">round trip</text:p>
            <text:p text:style-name="P1">NP</text:p>
          </draw:text-box>
        </draw:frame>
        <draw:frame draw:style-name="gr1" draw:text-style-name="P1" draw:id="id3" draw:layer="layout" svg:width="1.772cm" svg:height="1.673cm" svg:x="3.318cm" svg:y="4.513cm">
          <draw:text-box>
            <text:p text:style-name="P1">the</text:p>
            <text:p text:style-name="P1">DET</text:p>
          </draw:text-box>
        </draw:frame>
        <draw:frame draw:style-name="gr3" draw:text-style-name="P1" draw:id="id4" draw:layer="layout" svg:width="3.072cm" svg:height="1.673cm" svg:x="5.139cm" svg:y="4.513cm">
          <draw:text-box>
            <text:p text:style-name="P1">cheapest</text:p>
            <text:p text:style-name="P1">JJ</text:p>
          </draw:text-box>
        </draw:frame>
        <draw:frame draw:style-name="gr1" draw:text-style-name="P1" draw:id="id5" draw:layer="layout" svg:width="2.157cm" svg:height="1.673cm" svg:x="8.55cm" svg:y="4.513cm">
          <draw:text-box>
            <text:p text:style-name="P1">flights</text:p>
            <text:p text:style-name="P1">NP</text:p>
          </draw:text-box>
        </draw:frame>
        <draw:frame draw:style-name="gr1" draw:text-style-name="P1" draw:id="id6" draw:layer="layout" svg:width="1.772cm" svg:height="1.673cm" svg:x="11.129cm" svg:y="4.513cm">
          <draw:text-box>
            <text:p text:style-name="P1">from</text:p>
            <text:p text:style-name="P1">II</text:p>
          </draw:text-box>
        </draw:frame>
        <draw:frame draw:style-name="gr1" draw:text-style-name="P1" draw:id="id7" draw:layer="layout" svg:width="3.177cm" svg:height="1.673cm" svg:x="10.421cm" svg:y="6.946cm">
          <draw:text-box>
            <text:p text:style-name="P1">New York</text:p>
            <text:p text:style-name="P1">NP</text:p>
          </draw:text-box>
        </draw:frame>
        <draw:frame draw:style-name="gr1" draw:text-style-name="P1" draw:id="id8" draw:layer="layout" svg:width="1.031cm" svg:height="1.673cm" svg:x="11.489cm" svg:y="9.215cm">
          <draw:text-box>
            <text:p text:style-name="P1">to</text:p>
            <text:p text:style-name="P1">II</text:p>
          </draw:text-box>
        </draw:frame>
        <draw:frame draw:style-name="gr1" draw:text-style-name="P1" draw:id="id9" draw:layer="layout" svg:width="3.144cm" svg:height="1.673cm" svg:x="10.439cm" svg:y="11.874cm">
          <draw:text-box>
            <text:p text:style-name="P1">San Jose</text:p>
            <text:p text:style-name="P1">NP</text:p>
          </draw:text-box>
        </draw:frame>
        <draw:frame draw:style-name="gr1" draw:text-style-name="P1" draw:id="id10" draw:layer="layout" svg:width="2.576cm" svg:height="1.673cm" svg:x="10.723cm" svg:y="14.218cm">
          <draw:text-box>
            <text:p text:style-name="P1">arriving</text:p>
            <text:p text:style-name="P1">VV</text:p>
          </draw:text-box>
        </draw:frame>
        <draw:frame draw:style-name="gr1" draw:text-style-name="P1" draw:id="id12" draw:layer="layout" svg:width="1.734cm" svg:height="1.673cm" svg:x="11.016cm" svg:y="16.796cm">
          <draw:text-box>
            <text:p text:style-name="P1">7pm</text:p>
            <text:p text:style-name="P1">NP</text:p>
          </draw:text-box>
        </draw:frame>
        <draw:frame draw:style-name="gr1" draw:text-style-name="P1" draw:id="id11" draw:layer="layout" svg:width="2.297cm" svg:height="1.673cm" svg:x="8.762cm" svg:y="16.796cm">
          <draw:text-box>
            <text:p text:style-name="P1">before</text:p>
            <text:p text:style-name="P1">RA</text:p>
          </draw:text-box>
        </draw:frame>
        <draw:frame draw:style-name="gr1" draw:text-style-name="P1" draw:id="id13" draw:layer="layout" svg:width="1.205cm" svg:height="1.673cm" svg:x="12.853cm" svg:y="16.796cm">
          <draw:text-box>
            <text:p text:style-name="P1">on</text:p>
            <text:p text:style-name="P1">II</text:p>
          </draw:text-box>
        </draw:frame>
        <draw:frame draw:style-name="gr1" draw:text-style-name="P1" draw:id="id14" draw:layer="layout" svg:width="2.754cm" svg:height="1.673cm" svg:x="14.451cm" svg:y="16.796cm">
          <draw:text-box>
            <text:p text:style-name="P1">Monday</text:p>
            <text:p text:style-name="P1">NP</text:p>
          </draw:text-box>
        </draw:frame>
        <draw:connector draw:style-name="gr4" draw:text-style-name="P1" draw:layer="layout" draw:type="line" svg:x1="2.389cm" svg:y1="4.513cm" svg:x2="6.737cm" svg:y2="2.773cm" draw:start-shape="id1" draw:start-glue-point="0" draw:end-shape="id2" draw:end-glue-point="2" svg:d="m2389 4513 4348-1740">
          <text:p/>
        </draw:connector>
        <draw:connector draw:style-name="gr4" draw:text-style-name="P1" draw:layer="layout" draw:type="line" svg:x1="4.204cm" svg:y1="4.513cm" svg:x2="6.737cm" svg:y2="2.773cm" draw:start-shape="id3" draw:start-glue-point="0" draw:end-shape="id2" draw:end-glue-point="2" svg:d="m4204 4513 2533-1740">
          <text:p/>
        </draw:connector>
        <draw:connector draw:style-name="gr4" draw:text-style-name="P1" draw:layer="layout" draw:type="line" svg:x1="6.675cm" svg:y1="4.513cm" svg:x2="6.737cm" svg:y2="2.773cm" draw:start-shape="id4" draw:start-glue-point="0" draw:end-shape="id2" draw:end-glue-point="2" svg:d="m6675 4513 62-1740">
          <text:p/>
        </draw:connector>
        <draw:connector draw:style-name="gr4" draw:text-style-name="P1" draw:layer="layout" draw:type="line" svg:x1="9.628cm" svg:y1="4.513cm" svg:x2="6.737cm" svg:y2="2.773cm" draw:start-shape="id5" draw:start-glue-point="0" draw:end-shape="id2" draw:end-glue-point="2" svg:d="m9628 4513-2891-1740">
          <text:p/>
        </draw:connector>
        <draw:connector draw:style-name="gr4" draw:text-style-name="P1" draw:layer="layout" draw:type="line" svg:x1="12.015cm" svg:y1="4.513cm" svg:x2="6.737cm" svg:y2="2.773cm" draw:start-shape="id6" draw:start-glue-point="0" draw:end-shape="id2" draw:end-glue-point="2" svg:d="m12015 4513-5278-1740">
          <text:p/>
        </draw:connector>
        <draw:connector draw:style-name="gr4" draw:text-style-name="P1" draw:layer="layout" draw:type="line" svg:x1="12.009cm" svg:y1="6.946cm" svg:x2="12.015cm" svg:y2="6.186cm" draw:start-shape="id7" draw:start-glue-point="0" draw:end-shape="id6" draw:end-glue-point="2" svg:d="m12009 6946 6-760">
          <text:p/>
        </draw:connector>
        <draw:connector draw:style-name="gr4" draw:text-style-name="P1" draw:layer="layout" draw:type="line" svg:x1="12.004cm" svg:y1="9.215cm" svg:x2="12.009cm" svg:y2="8.619cm" draw:start-shape="id8" draw:start-glue-point="0" draw:end-shape="id7" draw:end-glue-point="2" svg:d="m12004 9215 5-596">
          <text:p/>
        </draw:connector>
        <draw:connector draw:style-name="gr4" draw:text-style-name="P1" draw:layer="layout" draw:type="line" svg:x1="12.011cm" svg:y1="11.874cm" svg:x2="12.004cm" svg:y2="10.888cm" draw:start-shape="id9" draw:start-glue-point="0" draw:end-shape="id8" draw:end-glue-point="2" svg:d="m12011 11874-7-986">
          <text:p/>
        </draw:connector>
        <draw:connector draw:style-name="gr4" draw:text-style-name="P1" draw:layer="layout" draw:type="line" svg:x1="12.011cm" svg:y1="14.218cm" svg:x2="12.011cm" svg:y2="13.547cm" draw:start-shape="id10" draw:start-glue-point="0" draw:end-shape="id9" draw:end-glue-point="2" svg:d="m12011 14218v-671">
          <text:p/>
        </draw:connector>
        <draw:connector draw:style-name="gr4" draw:text-style-name="P1" draw:layer="layout" draw:type="line" svg:x1="9.91cm" svg:y1="16.796cm" svg:x2="12.011cm" svg:y2="15.891cm" draw:start-shape="id11" draw:start-glue-point="0" draw:end-shape="id10" draw:end-glue-point="2" svg:d="m9910 16796 2101-905">
          <text:p/>
        </draw:connector>
        <draw:connector draw:style-name="gr4" draw:text-style-name="P1" draw:layer="layout" draw:type="line" svg:x1="11.883cm" svg:y1="16.796cm" svg:x2="12.011cm" svg:y2="15.891cm" draw:start-shape="id12" draw:start-glue-point="0" draw:end-shape="id10" draw:end-glue-point="2" svg:d="m11883 16796 128-905">
          <text:p/>
        </draw:connector>
        <draw:connector draw:style-name="gr4" draw:text-style-name="P1" draw:layer="layout" draw:type="line" svg:x1="13.455cm" svg:y1="16.796cm" svg:x2="12.011cm" svg:y2="15.891cm" draw:start-shape="id13" draw:start-glue-point="0" draw:end-shape="id10" draw:end-glue-point="2" svg:d="m13455 16796-1444-905">
          <text:p/>
        </draw:connector>
        <draw:connector draw:style-name="gr4" draw:text-style-name="P1" draw:layer="layout" draw:type="line" svg:x1="15.828cm" svg:y1="16.796cm" svg:x2="12.011cm" svg:y2="15.891cm" draw:start-shape="id14" draw:start-glue-point="0" draw:end-shape="id10" draw:end-glue-point="2" svg:d="m15828 16796-3817-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 J</meta:initial-creator>
    <meta:creation-date>2009-01-08T12:41:19</meta:creation-date>
    <dc:date>2009-01-08T14:07:58</dc:date>
    <dc:creator>F J</dc:creator>
    <meta:editing-duration>PT00H15M21S</meta:editing-duration>
    <meta:editing-cycles>3</meta:editing-cycles>
    <meta:generator>OpenOffice.org/3.0$Linux OpenOffice.org_project/300m9$Build-9358</meta:gener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